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8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1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2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55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8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3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4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5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6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7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8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9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9">
            <text:p>0529 <text:s/>103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9">
            <text:p>0529 <text:s/>103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59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29T10:38:17.61">
            <text:p>0529 <text:s/>103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9T10:38:17.61">
            <text:p>2021/5/29 10:3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29T10:38:17.61">
            <text:p>0529 <text:s/>1038</text:p>
          </table:table-cell>
          <table:table-cell table:style-name="ce7" table:formula="of:=NOW()" office:value-type="date" office:date-value="2021-05-29T10:38:17.61">
            <text:p>0529 <text:s/>103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5-29T10:38:17.61">
            <text:p>0529 <text:s/>103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6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8">
            <text:p>0529 <text:s/>103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6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8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6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69">
            <text:p>0529 <text:s/>103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6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6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6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6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1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2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4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4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4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4">
            <text:p>0529 <text:s/>103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31"/>
          <table:table-cell table:style-name="ce48" office:value-type="string" table:number-columns-spanned="2" table:number-rows-spanned="1">
            <text:p>일본에 언제 왔습니까? / 일본에 얼마나 있었습니까?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5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5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6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6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7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7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6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5-29T10:38:17.77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7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6" office:value-type="string" table:number-columns-spanned="2" table:number-rows-spanned="1">
            <text:p>언제 시작되는지 아십니까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6" office:value-type="string" table:number-columns-spanned="2" table:number-rows-spanned="1">
            <text:p>여기에 어떻게 오나요? / 당신은 철도를 사용합니까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8">
            <text:p>0529 <text:s/>103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9">
            <text:p>0529 <text:s/>103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9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79">
            <text:p>0529 <text:s/>1038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1">
            <text:p>0529 <text:s/>103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3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3">
            <text:p>0529 <text:s/>103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3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3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4">
            <text:p>0529 <text:s/>103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4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4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4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4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6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7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89">
            <text:p>0529 <text:s/>103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1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2">
            <text:p>0529 <text:s/>103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2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2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2">
            <text:p>0529 <text:s/>103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3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4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5">
            <text:p>0529 <text:s/>1038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5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5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5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5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6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6">
            <text:p>0529 <text:s/>103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6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6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6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6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6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7">
            <text:p>0529 <text:s/>103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8">
            <text:p>0529 <text:s/>103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8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8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6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7.99">
            <text:p>0529 <text:s/>103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6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">
            <text:p>0529 <text:s/>1038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6" office:value-type="string" table:number-columns-spanned="2" table:number-rows-spanned="1">
            <text:p>이 층은 넓습니다. 저 벽은 높다. / 7 층입니다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6" office:value-type="string" table:number-columns-spanned="2" table:number-rows-spanned="1">
            <text:p>언제 끝날지 아십니까? / 오후 4시에 끝납니다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1">
            <text:p>0529 <text:s/>103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2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2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2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2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6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2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3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3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3">
            <text:p>0529 <text:s/>1038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47" office:value-type="string">
            <text:p>上の階へ行きます。下の階から来ました。</text:p>
          </table:covered-table-cell>
          <table:table-cell table:style-name="ce46" office:value-type="string" table:number-columns-spanned="2" table:number-rows-spanned="1">
            <text:p>위층으로 간다. 나는 아래층에서 왔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3">
            <text:p>0529 <text:s/>103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7" office:value-type="string">
            <text:p>指を怪我しました。肩を壁にぶつけました。足を角材にぶつけました。</text:p>
          </table:covered-table-cell>
          <table:table-cell table:style-name="ce46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4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7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4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47" office:value-type="string">
            <text:p>今日は雲がない。とても暑いです。</text:p>
          </table:covered-table-cell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47"/>
          <table:table-cell table:style-name="ce46" office:value-type="string" table:number-columns-spanned="2" table:number-rows-spanned="1">
            <text:p>물을 마시고 싶습니까? 뭔가 먹고 싶습니까?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47"/>
          <table:table-cell table:style-name="ce46" office:value-type="string" table:number-columns-spanned="2" table:number-rows-spanned="1">
            <text:p>오늘 비가 오겠습니다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5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6">
            <text:p>0529 <text:s/>103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6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6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6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6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47" office:value-type="string">
            <text:p>he got injured. / he needs help.</text:p>
          </table:covered-table-cell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7"/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47"/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47"/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47"/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7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47"/>
          <table:table-cell table:style-name="ce46" office:value-type="string" table:number-columns-spanned="2" table:number-rows-spanned="1">
            <text:p>Kiedy budzisz się rano, wyjdź z koca i otwórz koc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47"/>
          <table:table-cell table:style-name="ce46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47"/>
          <table:table-cell table:style-name="ce46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6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8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47"/>
          <table:table-cell table:style-name="ce46" office:value-type="string" table:number-columns-spanned="2" table:number-rows-spanned="1">
            <text:p>오늘은 매우 덥습니다. / 물을 많이 마셔요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9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7"/>
          <table:table-cell table:style-name="ce46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9">
            <text:p>0529 <text:s/>1038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7"/>
          <table:table-cell table:style-name="ce46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09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49" office:value-type="string" table:number-columns-spanned="2" table:number-rows-spanned="1">
            <text:p>شنبه بود ، بیست و دوم ماه مه.</text:p>
          </table:table-cell>
          <table:covered-table-cell table:style-name="ce59"/>
          <table:table-cell table:style-name="ce49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09">
            <text:p>0529 <text:s/>103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7"/>
          <table:table-cell table:style-name="ce46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47" office:value-type="string">
            <text:p>it takes another 2 hours. / I am sorry.</text:p>
          </table:covered-table-cell>
          <table:table-cell table:style-name="ce46" office:value-type="string" table:number-columns-spanned="2" table:number-rows-spanned="1">
            <text:p>2 시간이 더 걸립니다. / 정말 미안 해요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7" office:value-type="string">
            <text:p>頭、顔、眼、鼻、口。</text:p>
          </table:covered-table-cell>
          <table:table-cell table:style-name="ce46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7"/>
          <table:table-cell table:style-name="ce46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7"/>
          <table:table-cell table:style-name="ce50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0"/>
          <table:table-cell table:style-name="ce66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47"/>
          <table:table-cell table:style-name="ce51" table:number-columns-spanned="2" table:number-rows-spanned="1"/>
          <table:covered-table-cell table:style-name="ce61"/>
          <table:table-cell table:style-name="ce67"/>
          <table:table-cell table:style-name="ce14" table:number-columns-repeated="2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2"/>
          <table:table-cell table:style-name="ce62"/>
          <table:table-cell table:style-name="ce67"/>
          <table:table-cell table:style-name="ce14" table:number-columns-repeated="2"/>
          <table:table-cell table:style-name="ce17"/>
          <table:table-cell table:style-name="ce7" table:formula="of:=NOW()" office:value-type="date" office:date-value="2021-05-29T10:38:18.1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3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6"/>
          <table:table-cell table:style-name="ce68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3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6"/>
          <table:table-cell table:style-name="ce14" table:number-columns-repeated="2"/>
          <table:table-cell table:style-name="ce74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2">
            <text:p>2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3" table:number-columns-spanned="2" table:number-rows-spanned="1"/>
          <table:covered-table-cell table:style-name="ce56"/>
          <table:table-cell table:style-name="ce68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3" table:number-columns-spanned="2" table:number-rows-spanned="1"/>
          <table:covered-table-cell table:style-name="ce56"/>
          <table:table-cell table:style-name="ce68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54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3"/>
          <table:table-cell table:style-name="ce69" table:number-columns-spanned="2" table:number-rows-spanned="1"/>
          <table:covered-table-cell table:style-name="ce71"/>
          <table:table-cell table:style-name="ce71"/>
          <table:table-cell table:style-name="ce75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54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3"/>
          <table:table-cell table:style-name="ce69" office:value-type="string" table:number-columns-spanned="2" table:number-rows-spanned="1">
            <text:p>سه شنبه، بيست و پنجم ماه مه بود.</text:p>
          </table:table-cell>
          <table:covered-table-cell table:style-name="ce71"/>
          <table:table-cell table:style-name="ce71"/>
          <table:table-cell table:style-name="ce75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5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4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1">
            <text:p>0529 <text:s/>103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7">
            <text:p>217</text:p>
          </table:table-cell>
          <table:table-cell table:style-name="ce3" table:formula="of:=[.B2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5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4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8">
            <text:p>2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5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4"/>
          <table:table-cell table:style-name="ce70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5" table:number-columns-spanned="2" table:number-rows-spanned="1"/>
          <table:covered-table-cell table:style-name="ce64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54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5"/>
          <table:table-cell table:style-name="ce54" table:number-columns-spanned="2" table:number-rows-spanned="1"/>
          <table:covered-table-cell table:style-name="ce72"/>
          <table:table-cell table:style-name="ce72"/>
          <table:table-cell table:style-name="ce76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2">
            <text:p>222</text:p>
          </table:table-cell>
          <table:table-cell table:style-name="ce3" table:formula="of:=[.B223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54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3">
            <text:p>2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2">
            <text:p>0529 <text:s/>103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3">
            <text:p>0529 <text:s/>103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3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54"/>
          <table: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3">
            <text:p>0529 <text:s/>103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54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54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54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5-29T10:38:18.13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8">
            <text:p>228</text:p>
          </table:table-cell>
          <table:table-cell table:style-name="ce3" table:formula="of:=[.B22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4">
            <text:p>0529 <text:s/>1038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9">
            <text:p>2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54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4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54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4">
            <text:p>0529 <text:s/>103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54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4">
            <text:p>0529 <text:s/>103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54"/>
          <table: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3">
            <text:p>233</text:p>
          </table:table-cell>
          <table:table-cell table:style-name="ce3" table:formula="of:=[.B23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54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54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4">
            <text:p>23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4.22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5">
            <text:p>23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6">
            <text:p>23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7">
            <text:p>23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8">
            <text:p>23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9">
            <text:p>23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0">
            <text:p>24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1">
            <text:p>24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2">
            <text:p>24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3">
            <text:p>24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4">
            <text:p>24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5">
            <text:p>24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6">
            <text:p>24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7">
            <text:p>24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8">
            <text:p>24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3" table:number-columns-spanned="2" table:number-rows-spanned="1"/>
          <table:covered-table-cell table:style-name="ce43"/>
          <table:table-cell table:style-name="ce54" table:number-columns-spanned="2" table:number-rows-spanned="1"/>
          <table:covered-table-cell table:style-name="Default"/>
          <table:table-cell table:style-name="ce5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5-29T10:38:14.94">
            <text:p>0529 <text:s/>103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5-29T10:38:18.15">
            <text:p>0529 <text:s/>1038</text:p>
          </table:table-cell>
          <table:table-cell table:style-name="ce7" table:formula="of:=NOW()" office:value-type="date" office:date-value="2021-05-29T10:38:18.15">
            <text:p>0529 <text:s/>103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5-29T10:38:18.15">
            <text:p>0529 <text:s/>103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2021/05/29</text:date>, <text:time>10:38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9T10:38:16.80</dc:date>
    <dc:creator>iwabuchi ken</dc:creator>
    <meta:editing-duration>P3DT8H39M56S</meta:editing-duration>
    <meta:editing-cycles>459</meta:editing-cycles>
    <meta:generator>OpenOffice/4.1.3$Win32 OpenOffice.org_project/413m1$Build-9783</meta:generator>
    <meta:document-statistic meta:table-count="2" meta:cell-count="1832" meta:object-count="0"/>
  </office:meta>
</office:document-meta>
</file>